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size="22pt" style:font-size-asian="22pt" style:font-size-complex="22pt"/>
    </style:style>
    <style:style style:name="ce2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9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size="22pt" style:font-size-asian="22pt" style:font-size-complex="22pt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Дихотомия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 table:number-columns-spanned="6" table:number-rows-spanned="2">
            <text:p>Метод дихотомии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10" office:value-type="string" calcext:value-type="string">
            <text:p>n</text:p>
          </table:table-cell>
          <table:table-cell office:value-type="string" calcext:value-type="string">
            <text:p>a_pr</text:p>
          </table:table-cell>
          <table:table-cell office:value-type="string" calcext:value-type="string">
            <text:p>b_p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b_pr-a_pr)/(b-a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_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_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0.7003" calcext:value-type="float">
            <text:p>0.700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764649" calcext:value-type="float">
            <text:p>0.764649</text:p>
          </table:table-cell>
          <table:table-cell office:value-type="float" office:value="1.483259" calcext:value-type="float">
            <text:p>1.483259</text:p>
          </table:table-cell>
          <table:table-cell office:value-type="float" office:value="0.087426" calcext:value-type="float">
            <text:p>0.087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03" calcext:value-type="float">
            <text:p>0.700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44494" calcext:value-type="float">
            <text:p>1.24449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1.244494" calcext:value-type="float">
            <text:p>1.244494</text:p>
          </table:table-cell>
          <table:table-cell office:value-type="float" office:value="0.320542" calcext:value-type="float">
            <text:p>0.320542</text:p>
          </table:table-cell>
          <table:table-cell office:value-type="float" office:value="1.852922" calcext:value-type="float">
            <text:p>1.852922</text:p>
          </table:table-cell>
          <table:table-cell office:value-type="float" office:value="-0.278398" calcext:value-type="float">
            <text:p>-0.2783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44494" calcext:value-type="float">
            <text:p>1.24449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67381" calcext:value-type="float">
            <text:p>1.66738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1.667381" calcext:value-type="float">
            <text:p>1.667381</text:p>
          </table:table-cell>
          <table:table-cell office:value-type="float" office:value="-0.096434" calcext:value-type="float">
            <text:p>-0.096434</text:p>
          </table:table-cell>
          <table:table-cell office:value-type="float" office:value="2.140183" calcext:value-type="float">
            <text:p>2.140183</text:p>
          </table:table-cell>
          <table:table-cell office:value-type="float" office:value="-0.539115" calcext:value-type="float">
            <text:p>-0.539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67381" calcext:value-type="float">
            <text:p>1.66738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996001" calcext:value-type="float">
            <text:p>1.99600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1.996001" calcext:value-type="float">
            <text:p>1.996001</text:p>
          </table:table-cell>
          <table:table-cell office:value-type="float" office:value="-0.412507" calcext:value-type="float">
            <text:p>-0.412507</text:p>
          </table:table-cell>
          <table:table-cell office:value-type="float" office:value="2.363409" calcext:value-type="float">
            <text:p>2.363409</text:p>
          </table:table-cell>
          <table:table-cell office:value-type="float" office:value="-0.71219" calcext:value-type="float">
            <text:p>-0.71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96001" calcext:value-type="float">
            <text:p>1.99600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251367" calcext:value-type="float">
            <text:p>2.25136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251367" calcext:value-type="float">
            <text:p>2.251367</text:p>
          </table:table-cell>
          <table:table-cell office:value-type="float" office:value="-0.629237" calcext:value-type="float">
            <text:p>-0.629237</text:p>
          </table:table-cell>
          <table:table-cell office:value-type="float" office:value="2.536876" calcext:value-type="float">
            <text:p>2.536876</text:p>
          </table:table-cell>
          <table:table-cell office:value-type="float" office:value="-0.822663" calcext:value-type="float">
            <text:p>-0.822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1367" calcext:value-type="float">
            <text:p>2.25136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44981" calcext:value-type="float">
            <text:p>2.4498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44981" calcext:value-type="float">
            <text:p>2.44981</text:p>
          </table:table-cell>
          <table:table-cell office:value-type="float" office:value="-0.77011" calcext:value-type="float">
            <text:p>-0.77011</text:p>
          </table:table-cell>
          <table:table-cell office:value-type="float" office:value="2.671675" calcext:value-type="float">
            <text:p>2.671675</text:p>
          </table:table-cell>
          <table:table-cell office:value-type="float" office:value="-0.891605" calcext:value-type="float">
            <text:p>-0.8916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4981" calcext:value-type="float">
            <text:p>2.4498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604017" calcext:value-type="float">
            <text:p>2.60401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604017" calcext:value-type="float">
            <text:p>2.604017</text:p>
          </table:table-cell>
          <table:table-cell office:value-type="float" office:value="-0.858952" calcext:value-type="float">
            <text:p>-0.858952</text:p>
          </table:table-cell>
          <table:table-cell office:value-type="float" office:value="2.776425" calcext:value-type="float">
            <text:p>2.776425</text:p>
          </table:table-cell>
          <table:table-cell office:value-type="float" office:value="-0.934064" calcext:value-type="float">
            <text:p>-0.934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04017" calcext:value-type="float">
            <text:p>2.60401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723849" calcext:value-type="float">
            <text:p>2.7238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723849" calcext:value-type="float">
            <text:p>2.723849</text:p>
          </table:table-cell>
          <table:table-cell office:value-type="float" office:value="-0.914007" calcext:value-type="float">
            <text:p>-0.914007</text:p>
          </table:table-cell>
          <table:table-cell office:value-type="float" office:value="2.857826" calcext:value-type="float">
            <text:p>2.857826</text:p>
          </table:table-cell>
          <table:table-cell office:value-type="float" office:value="-0.960008" calcext:value-type="float">
            <text:p>-0.960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23849" calcext:value-type="float">
            <text:p>2.7238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816969" calcext:value-type="float">
            <text:p>2.81696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816969" calcext:value-type="float">
            <text:p>2.816969</text:p>
          </table:table-cell>
          <table:table-cell office:value-type="float" office:value="-0.947771" calcext:value-type="float">
            <text:p>-0.947771</text:p>
          </table:table-cell>
          <table:table-cell office:value-type="float" office:value="2.921081" calcext:value-type="float">
            <text:p>2.921081</text:p>
          </table:table-cell>
          <table:table-cell office:value-type="float" office:value="-0.975786" calcext:value-type="float">
            <text:p>-0.9757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16969" calcext:value-type="float">
            <text:p>2.81696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889332" calcext:value-type="float">
            <text:p>2.88933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889332" calcext:value-type="float">
            <text:p>2.889332</text:p>
          </table:table-cell>
          <table:table-cell office:value-type="float" office:value="-0.968351" calcext:value-type="float">
            <text:p>-0.968351</text:p>
          </table:table-cell>
          <table:table-cell office:value-type="float" office:value="2.970236" calcext:value-type="float">
            <text:p>2.970236</text:p>
          </table:table-cell>
          <table:table-cell office:value-type="float" office:value="-0.985354" calcext:value-type="float">
            <text:p>-0.9853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89332" calcext:value-type="float">
            <text:p>2.88933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945564" calcext:value-type="float">
            <text:p>2.94556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945564" calcext:value-type="float">
            <text:p>2.945564</text:p>
          </table:table-cell>
          <table:table-cell office:value-type="float" office:value="-0.980848" calcext:value-type="float">
            <text:p>-0.980848</text:p>
          </table:table-cell>
          <table:table-cell office:value-type="float" office:value="3.008433" calcext:value-type="float">
            <text:p>3.008433</text:p>
          </table:table-cell>
          <table:table-cell office:value-type="float" office:value="-0.991147" calcext:value-type="float">
            <text:p>-0.9911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945564" calcext:value-type="float">
            <text:p>2.94556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989261" calcext:value-type="float">
            <text:p>2.98926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2.989261" calcext:value-type="float">
            <text:p>2.989261</text:p>
          </table:table-cell>
          <table:table-cell office:value-type="float" office:value="-0.98842" calcext:value-type="float">
            <text:p>-0.98842</text:p>
          </table:table-cell>
          <table:table-cell office:value-type="float" office:value="3.038116" calcext:value-type="float">
            <text:p>3.038116</text:p>
          </table:table-cell>
          <table:table-cell office:value-type="float" office:value="-0.994651" calcext:value-type="float">
            <text:p>-0.994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989261" calcext:value-type="float">
            <text:p>2.98926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23218" calcext:value-type="float">
            <text:p>3.02321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023218" calcext:value-type="float">
            <text:p>3.023218</text:p>
          </table:table-cell>
          <table:table-cell office:value-type="float" office:value="-0.993002" calcext:value-type="float">
            <text:p>-0.993002</text:p>
          </table:table-cell>
          <table:table-cell office:value-type="float" office:value="3.061182" calcext:value-type="float">
            <text:p>3.061182</text:p>
          </table:table-cell>
          <table:table-cell office:value-type="float" office:value="-0.996769" calcext:value-type="float">
            <text:p>-0.996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023218" calcext:value-type="float">
            <text:p>3.02321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49605" calcext:value-type="float">
            <text:p>3.04960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049605" calcext:value-type="float">
            <text:p>3.049605</text:p>
          </table:table-cell>
          <table:table-cell office:value-type="float" office:value="-0.995772" calcext:value-type="float">
            <text:p>-0.995772</text:p>
          </table:table-cell>
          <table:table-cell office:value-type="float" office:value="3.079107" calcext:value-type="float">
            <text:p>3.079107</text:p>
          </table:table-cell>
          <table:table-cell office:value-type="float" office:value="-0.998048" calcext:value-type="float">
            <text:p>-0.998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49605" calcext:value-type="float">
            <text:p>3.04960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7011" calcext:value-type="float">
            <text:p>3.0701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07011" calcext:value-type="float">
            <text:p>3.07011</text:p>
          </table:table-cell>
          <table:table-cell office:value-type="float" office:value="-0.997446" calcext:value-type="float">
            <text:p>-0.997446</text:p>
          </table:table-cell>
          <table:table-cell office:value-type="float" office:value="3.093036" calcext:value-type="float">
            <text:p>3.093036</text:p>
          </table:table-cell>
          <table:table-cell office:value-type="float" office:value="-0.998821" calcext:value-type="float">
            <text:p>-0.9988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07011" calcext:value-type="float">
            <text:p>3.0701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86044" calcext:value-type="float">
            <text:p>3.08604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086044" calcext:value-type="float">
            <text:p>3.086044</text:p>
          </table:table-cell>
          <table:table-cell office:value-type="float" office:value="-0.998458" calcext:value-type="float">
            <text:p>-0.998458</text:p>
          </table:table-cell>
          <table:table-cell office:value-type="float" office:value="3.10386" calcext:value-type="float">
            <text:p>3.10386</text:p>
          </table:table-cell>
          <table:table-cell office:value-type="float" office:value="-0.999288" calcext:value-type="float">
            <text:p>-0.9992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086044" calcext:value-type="float">
            <text:p>3.08604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98427" calcext:value-type="float">
            <text:p>3.09842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098427" calcext:value-type="float">
            <text:p>3.098427</text:p>
          </table:table-cell>
          <table:table-cell office:value-type="float" office:value="-0.999069" calcext:value-type="float">
            <text:p>-0.999069</text:p>
          </table:table-cell>
          <table:table-cell office:value-type="float" office:value="3.112271" calcext:value-type="float">
            <text:p>3.112271</text:p>
          </table:table-cell>
          <table:table-cell office:value-type="float" office:value="-0.99957" calcext:value-type="float">
            <text:p>-0.99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98427" calcext:value-type="float">
            <text:p>3.09842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08049" calcext:value-type="float">
            <text:p>3.1080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08049" calcext:value-type="float">
            <text:p>3.108049</text:p>
          </table:table-cell>
          <table:table-cell office:value-type="float" office:value="-0.999437" calcext:value-type="float">
            <text:p>-0.999437</text:p>
          </table:table-cell>
          <table:table-cell office:value-type="float" office:value="3.118807" calcext:value-type="float">
            <text:p>3.118807</text:p>
          </table:table-cell>
          <table:table-cell office:value-type="float" office:value="-0.99974" calcext:value-type="float">
            <text:p>-0.999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08049" calcext:value-type="float">
            <text:p>3.1080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15526" calcext:value-type="float">
            <text:p>3.11552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15526" calcext:value-type="float">
            <text:p>3.115526</text:p>
          </table:table-cell>
          <table:table-cell office:value-type="float" office:value="-0.99966" calcext:value-type="float">
            <text:p>-0.99966</text:p>
          </table:table-cell>
          <table:table-cell office:value-type="float" office:value="3.123886" calcext:value-type="float">
            <text:p>3.123886</text:p>
          </table:table-cell>
          <table:table-cell office:value-type="float" office:value="-0.999843" calcext:value-type="float">
            <text:p>-0.9998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15526" calcext:value-type="float">
            <text:p>3.11552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21337" calcext:value-type="float">
            <text:p>3.12133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21337" calcext:value-type="float">
            <text:p>3.121337</text:p>
          </table:table-cell>
          <table:table-cell office:value-type="float" office:value="-0.999795" calcext:value-type="float">
            <text:p>-0.999795</text:p>
          </table:table-cell>
          <table:table-cell office:value-type="float" office:value="3.127833" calcext:value-type="float">
            <text:p>3.127833</text:p>
          </table:table-cell>
          <table:table-cell office:value-type="float" office:value="-0.999905" calcext:value-type="float">
            <text:p>-0.9999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21337" calcext:value-type="float">
            <text:p>3.12133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25852" calcext:value-type="float">
            <text:p>3.12585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25852" calcext:value-type="float">
            <text:p>3.125852</text:p>
          </table:table-cell>
          <table:table-cell office:value-type="float" office:value="-0.999876" calcext:value-type="float">
            <text:p>-0.999876</text:p>
          </table:table-cell>
          <table:table-cell office:value-type="float" office:value="3.1309" calcext:value-type="float">
            <text:p>3.1309</text:p>
          </table:table-cell>
          <table:table-cell office:value-type="float" office:value="-0.999943" calcext:value-type="float">
            <text:p>-0.9999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25852" calcext:value-type="float">
            <text:p>3.12585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29361" calcext:value-type="float">
            <text:p>3.12936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29361" calcext:value-type="float">
            <text:p>3.129361</text:p>
          </table:table-cell>
          <table:table-cell office:value-type="float" office:value="-0.999925" calcext:value-type="float">
            <text:p>-0.999925</text:p>
          </table:table-cell>
          <table:table-cell office:value-type="float" office:value="3.133284" calcext:value-type="float">
            <text:p>3.133284</text:p>
          </table:table-cell>
          <table:table-cell office:value-type="float" office:value="-0.999965" calcext:value-type="float">
            <text:p>-0.9999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129361" calcext:value-type="float">
            <text:p>3.12936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2087" calcext:value-type="float">
            <text:p>3.13208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2087" calcext:value-type="float">
            <text:p>3.132087</text:p>
          </table:table-cell>
          <table:table-cell office:value-type="float" office:value="-0.999955" calcext:value-type="float">
            <text:p>-0.999955</text:p>
          </table:table-cell>
          <table:table-cell office:value-type="float" office:value="3.135136" calcext:value-type="float">
            <text:p>3.135136</text:p>
          </table:table-cell>
          <table:table-cell office:value-type="float" office:value="-0.999979" calcext:value-type="float">
            <text:p>-0.9999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132087" calcext:value-type="float">
            <text:p>3.13208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4206" calcext:value-type="float">
            <text:p>3.13420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4206" calcext:value-type="float">
            <text:p>3.134206</text:p>
          </table:table-cell>
          <table:table-cell office:value-type="float" office:value="-0.999973" calcext:value-type="float">
            <text:p>-0.999973</text:p>
          </table:table-cell>
          <table:table-cell office:value-type="float" office:value="3.136575" calcext:value-type="float">
            <text:p>3.136575</text:p>
          </table:table-cell>
          <table:table-cell office:value-type="float" office:value="-0.999987" calcext:value-type="float">
            <text:p>-0.9999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134206" calcext:value-type="float">
            <text:p>3.13420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5853" calcext:value-type="float">
            <text:p>3.13585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5853" calcext:value-type="float">
            <text:p>3.135853</text:p>
          </table:table-cell>
          <table:table-cell office:value-type="float" office:value="-0.999984" calcext:value-type="float">
            <text:p>-0.999984</text:p>
          </table:table-cell>
          <table:table-cell office:value-type="float" office:value="3.137694" calcext:value-type="float">
            <text:p>3.137694</text:p>
          </table:table-cell>
          <table:table-cell office:value-type="float" office:value="-0.999992" calcext:value-type="float">
            <text:p>-0.999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35853" calcext:value-type="float">
            <text:p>3.13585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7132" calcext:value-type="float">
            <text:p>3.13713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7132" calcext:value-type="float">
            <text:p>3.137132</text:p>
          </table:table-cell>
          <table:table-cell office:value-type="float" office:value="-0.99999" calcext:value-type="float">
            <text:p>-0.99999</text:p>
          </table:table-cell>
          <table:table-cell office:value-type="float" office:value="3.138563" calcext:value-type="float">
            <text:p>3.138563</text:p>
          </table:table-cell>
          <table:table-cell office:value-type="float" office:value="-0.999995" calcext:value-type="float">
            <text:p>-0.9999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137132" calcext:value-type="float">
            <text:p>3.13713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8127" calcext:value-type="float">
            <text:p>3.13812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8127" calcext:value-type="float">
            <text:p>3.138127</text:p>
          </table:table-cell>
          <table:table-cell office:value-type="float" office:value="-0.999994" calcext:value-type="float">
            <text:p>-0.999994</text:p>
          </table:table-cell>
          <table:table-cell office:value-type="float" office:value="3.139238" calcext:value-type="float">
            <text:p>3.139238</text:p>
          </table:table-cell>
          <table:table-cell office:value-type="float" office:value="-0.999997" calcext:value-type="float">
            <text:p>-0.9999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38127" calcext:value-type="float">
            <text:p>3.13812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8899" calcext:value-type="float">
            <text:p>3.13889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8899" calcext:value-type="float">
            <text:p>3.138899</text:p>
          </table:table-cell>
          <table:table-cell office:value-type="float" office:value="-0.999996" calcext:value-type="float">
            <text:p>-0.999996</text:p>
          </table:table-cell>
          <table:table-cell office:value-type="float" office:value="3.139763" calcext:value-type="float">
            <text:p>3.139763</text:p>
          </table:table-cell>
          <table:table-cell office:value-type="float" office:value="-0.999998" calcext:value-type="float">
            <text:p>-0.9999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138899" calcext:value-type="float">
            <text:p>3.13889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95" calcext:value-type="float">
            <text:p>3.139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95" calcext:value-type="float">
            <text:p>3.1395</text:p>
          </table:table-cell>
          <table:table-cell office:value-type="float" office:value="-0.999998" calcext:value-type="float">
            <text:p>-0.999998</text:p>
          </table:table-cell>
          <table:table-cell office:value-type="float" office:value="3.140171" calcext:value-type="float">
            <text:p>3.140171</text:p>
          </table:table-cell>
          <table:table-cell office:value-type="float" office:value="-0.999999" calcext:value-type="float">
            <text:p>-0.99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395" calcext:value-type="float">
            <text:p>3.139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9966" calcext:value-type="float">
            <text:p>3.13996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39966" calcext:value-type="float">
            <text:p>3.139966</text:p>
          </table:table-cell>
          <table:table-cell office:value-type="float" office:value="-0.999999" calcext:value-type="float">
            <text:p>-0.999999</text:p>
          </table:table-cell>
          <table:table-cell office:value-type="float" office:value="3.140488" calcext:value-type="float">
            <text:p>3.140488</text:p>
          </table:table-cell>
          <table:table-cell office:value-type="float" office:value="-0.999999" calcext:value-type="float">
            <text:p>-0.99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139966" calcext:value-type="float">
            <text:p>3.13996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329" calcext:value-type="float">
            <text:p>3.14032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0329" calcext:value-type="float">
            <text:p>3.140329</text:p>
          </table:table-cell>
          <table:table-cell office:value-type="float" office:value="-0.999999" calcext:value-type="float">
            <text:p>-0.999999</text:p>
          </table:table-cell>
          <table:table-cell office:value-type="float" office:value="3.140734" calcext:value-type="float">
            <text:p>3.1407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140329" calcext:value-type="float">
            <text:p>3.14032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61" calcext:value-type="float">
            <text:p>3.1406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061" calcext:value-type="float">
            <text:p>3.14061</text:p>
          </table:table-cell>
          <table:table-cell office:value-type="float" office:value="-1" calcext:value-type="float">
            <text:p>-1</text:p>
          </table:table-cell>
          <table:table-cell office:value-type="float" office:value="3.140925" calcext:value-type="float">
            <text:p>3.1409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4061" calcext:value-type="float">
            <text:p>3.1406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829" calcext:value-type="float">
            <text:p>3.14082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0829" calcext:value-type="float">
            <text:p>3.140829</text:p>
          </table:table-cell>
          <table:table-cell office:value-type="float" office:value="-1" calcext:value-type="float">
            <text:p>-1</text:p>
          </table:table-cell>
          <table:table-cell office:value-type="float" office:value="3.141074" calcext:value-type="float">
            <text:p>3.1410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140829" calcext:value-type="float">
            <text:p>3.14082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" calcext:value-type="float">
            <text:p>3.14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" calcext:value-type="float">
            <text:p>3.141</text:p>
          </table:table-cell>
          <table:table-cell office:value-type="float" office:value="-1" calcext:value-type="float">
            <text:p>-1</text:p>
          </table:table-cell>
          <table:table-cell office:value-type="float" office:value="3.14119" calcext:value-type="float">
            <text:p>3.141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41" calcext:value-type="float">
            <text:p>3.14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132" calcext:value-type="float">
            <text:p>3.14113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132" calcext:value-type="float">
            <text:p>3.141132</text:p>
          </table:table-cell>
          <table:table-cell office:value-type="float" office:value="-1" calcext:value-type="float">
            <text:p>-1</text:p>
          </table:table-cell>
          <table:table-cell office:value-type="float" office:value="3.14128" calcext:value-type="float">
            <text:p>3.1412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141132" calcext:value-type="float">
            <text:p>3.14113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234" calcext:value-type="float">
            <text:p>3.14123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234" calcext:value-type="float">
            <text:p>3.141234</text:p>
          </table:table-cell>
          <table:table-cell office:value-type="float" office:value="-1" calcext:value-type="float">
            <text:p>-1</text:p>
          </table:table-cell>
          <table:table-cell office:value-type="float" office:value="3.141349" calcext:value-type="float">
            <text:p>3.1413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141234" calcext:value-type="float">
            <text:p>3.14123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314" calcext:value-type="float">
            <text:p>3.14131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314" calcext:value-type="float">
            <text:p>3.141314</text:p>
          </table:table-cell>
          <table:table-cell office:value-type="float" office:value="-1" calcext:value-type="float">
            <text:p>-1</text:p>
          </table:table-cell>
          <table:table-cell office:value-type="float" office:value="3.141404" calcext:value-type="float">
            <text:p>3.1414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141314" calcext:value-type="float">
            <text:p>3.14131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376" calcext:value-type="float">
            <text:p>3.14137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376" calcext:value-type="float">
            <text:p>3.141376</text:p>
          </table:table-cell>
          <table:table-cell office:value-type="float" office:value="-1" calcext:value-type="float">
            <text:p>-1</text:p>
          </table:table-cell>
          <table:table-cell office:value-type="float" office:value="3.141446" calcext:value-type="float">
            <text:p>3.14144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141376" calcext:value-type="float">
            <text:p>3.14137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425" calcext:value-type="float">
            <text:p>3.14142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425" calcext:value-type="float">
            <text:p>3.141425</text:p>
          </table:table-cell>
          <table:table-cell office:value-type="float" office:value="-1" calcext:value-type="float">
            <text:p>-1</text:p>
          </table:table-cell>
          <table:table-cell office:value-type="float" office:value="3.141478" calcext:value-type="float">
            <text:p>3.14147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41425" calcext:value-type="float">
            <text:p>3.14142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462" calcext:value-type="float">
            <text:p>3.14146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462" calcext:value-type="float">
            <text:p>3.141462</text:p>
          </table:table-cell>
          <table:table-cell office:value-type="float" office:value="-1" calcext:value-type="float">
            <text:p>-1</text:p>
          </table:table-cell>
          <table:table-cell office:value-type="float" office:value="3.141504" calcext:value-type="float">
            <text:p>3.1415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141462" calcext:value-type="float">
            <text:p>3.14146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491" calcext:value-type="float">
            <text:p>3.14149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491" calcext:value-type="float">
            <text:p>3.141491</text:p>
          </table:table-cell>
          <table:table-cell office:value-type="float" office:value="-1" calcext:value-type="float">
            <text:p>-1</text:p>
          </table:table-cell>
          <table:table-cell office:value-type="float" office:value="3.141524" calcext:value-type="float">
            <text:p>3.1415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141491" calcext:value-type="float">
            <text:p>3.14149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514" calcext:value-type="float">
            <text:p>3.14151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286856" calcext:value-type="float">
            <text:p>1.286856</text:p>
          </table:table-cell>
          <table:table-cell office:value-type="float" office:value="3.141514" calcext:value-type="float">
            <text:p>3.141514</text:p>
          </table:table-cell>
          <table:table-cell office:value-type="float" office:value="-1" calcext:value-type="float">
            <text:p>-1</text:p>
          </table:table-cell>
          <table:table-cell office:value-type="float" office:value="3.141539" calcext:value-type="float">
            <text:p>3.141539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Золотое сечение" table:style-name="ta1">
        <table:table-column table:style-name="co1" table:number-columns-repeated="10" table:default-cell-style-name="Default"/>
        <table:table-row table:style-name="ro3">
          <table:table-cell table:style-name="ce11"/>
          <table:table-cell table:number-columns-repeated="9"/>
        </table:table-row>
        <table:table-row table:style-name="ro1">
          <table:table-cell table:style-name="ce12" office:value-type="string" calcext:value-type="string" table:number-columns-spanned="6" table:number-rows-spanned="2">
            <text:p>Метод золотого сечения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10" office:value-type="string" calcext:value-type="string">
            <text:p>n</text:p>
          </table:table-cell>
          <table:table-cell office:value-type="string" calcext:value-type="string">
            <text:p>a_pr</text:p>
          </table:table-cell>
          <table:table-cell office:value-type="string" calcext:value-type="string">
            <text:p>b_p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b_pr-a_pr)/(b-a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_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_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199982" calcext:value-type="float">
            <text:p>1.19998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1.199982" calcext:value-type="float">
            <text:p>1.199982</text:p>
          </table:table-cell>
          <table:table-cell office:value-type="float" office:value="0.362375" calcext:value-type="float">
            <text:p>0.362375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-0.362375" calcext:value-type="float">
            <text:p>-0.362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9982" calcext:value-type="float">
            <text:p>1.19998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-0.362375" calcext:value-type="float">
            <text:p>-0.362375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-0.737369" calcext:value-type="float">
            <text:p>-0.737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-0.737369" calcext:value-type="float">
            <text:p>-0.737369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-0.896783" calcext:value-type="float">
            <text:p>-0.896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-0.896783" calcext:value-type="float">
            <text:p>-0.896783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-0.960145" calcext:value-type="float">
            <text:p>-0.960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-0.960145" calcext:value-type="float">
            <text:p>-0.960145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-0.984713" calcext:value-type="float">
            <text:p>-0.984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-0.984713" calcext:value-type="float">
            <text:p>-0.984713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-0.994152" calcext:value-type="float">
            <text:p>-0.994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-0.994152" calcext:value-type="float">
            <text:p>-0.994152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-0.997765" calcext:value-type="float">
            <text:p>-0.997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-0.997765" calcext:value-type="float">
            <text:p>-0.997765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-0.999146" calcext:value-type="float">
            <text:p>-0.999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-0.999146" calcext:value-type="float">
            <text:p>-0.999146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-0.999674" calcext:value-type="float">
            <text:p>-0.9996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-0.999674" calcext:value-type="float">
            <text:p>-0.999674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-0.999875" calcext:value-type="float">
            <text:p>-0.999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-0.999875" calcext:value-type="float">
            <text:p>-0.999875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-0.999952" calcext:value-type="float">
            <text:p>-0.999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-0.999952" calcext:value-type="float">
            <text:p>-0.999952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-0.999982" calcext:value-type="float">
            <text:p>-0.9999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-0.999993" calcext:value-type="float">
            <text:p>-0.9999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-0.999997" calcext:value-type="float">
            <text:p>-0.999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-0.999997" calcext:value-type="float">
            <text:p>-0.999997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-0.999999" calcext:value-type="float">
            <text:p>-0.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-0.999999" calcext:value-type="float">
            <text:p>-0.999999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-1" calcext:value-type="float">
            <text:p>-1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-1" calcext:value-type="float">
            <text:p>-1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-1" calcext:value-type="float">
            <text:p>-1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-1" calcext:value-type="float">
            <text:p>-1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-1" calcext:value-type="float">
            <text:p>-1</text:p>
          </table:table-cell>
          <table:table-cell office:value-type="float" office:value="3.141513" calcext:value-type="float">
            <text:p>3.1415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513" calcext:value-type="float">
            <text:p>3.14151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513" calcext:value-type="float">
            <text:p>3.141513</text:p>
          </table:table-cell>
          <table:table-cell office:value-type="float" office:value="-1" calcext:value-type="float">
            <text:p>-1</text:p>
          </table:table-cell>
          <table:table-cell office:value-type="float" office:value="3.141544" calcext:value-type="float">
            <text:p>3.141544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Фибоначи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6" table:number-rows-spanned="2">
            <text:p>Метод золотого сечения</text:p>
          </table:table-cell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6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2">
          <table:table-cell table:style-name="ce10" office:value-type="string" calcext:value-type="string">
            <text:p>n</text:p>
          </table:table-cell>
          <table:table-cell office:value-type="string" calcext:value-type="string">
            <text:p>a_pr</text:p>
          </table:table-cell>
          <table:table-cell office:value-type="string" calcext:value-type="string">
            <text:p>b_p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b_pr-a_pr)/(b-a)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_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_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199982" calcext:value-type="float">
            <text:p>1.19998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1.199982" calcext:value-type="float">
            <text:p>1.199982</text:p>
          </table:table-cell>
          <table:table-cell office:value-type="float" office:value="0.362375" calcext:value-type="float">
            <text:p>0.362375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-0.362375" calcext:value-type="float">
            <text:p>-0.362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9982" calcext:value-type="float">
            <text:p>1.19998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-0.362375" calcext:value-type="float">
            <text:p>-0.362375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-0.737369" calcext:value-type="float">
            <text:p>-0.7373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41611" calcext:value-type="float">
            <text:p>1.941611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-0.737369" calcext:value-type="float">
            <text:p>-0.737369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-0.896783" calcext:value-type="float">
            <text:p>-0.896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99963" calcext:value-type="float">
            <text:p>2.3999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-0.896783" calcext:value-type="float">
            <text:p>-0.896783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-0.960145" calcext:value-type="float">
            <text:p>-0.9601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-0.960145" calcext:value-type="float">
            <text:p>-0.960145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-0.984713" calcext:value-type="float">
            <text:p>-0.984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58315" calcext:value-type="float">
            <text:p>2.85831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-0.984713" calcext:value-type="float">
            <text:p>-0.984713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-0.994152" calcext:value-type="float">
            <text:p>-0.994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66518" calcext:value-type="float">
            <text:p>2.966518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-0.994152" calcext:value-type="float">
            <text:p>-0.994152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-0.997765" calcext:value-type="float">
            <text:p>-0.997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3339" calcext:value-type="float">
            <text:p>3.0333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-0.997765" calcext:value-type="float">
            <text:p>-0.997765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-0.999146" calcext:value-type="float">
            <text:p>-0.999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7472" calcext:value-type="float">
            <text:p>3.07472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-0.999146" calcext:value-type="float">
            <text:p>-0.999146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-0.999674" calcext:value-type="float">
            <text:p>-0.9996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00263" calcext:value-type="float">
            <text:p>3.1002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-0.999674" calcext:value-type="float">
            <text:p>-0.999674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-0.999875" calcext:value-type="float">
            <text:p>-0.999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1605" calcext:value-type="float">
            <text:p>3.1160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-0.999875" calcext:value-type="float">
            <text:p>-0.999875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-0.999952" calcext:value-type="float">
            <text:p>-0.999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125806" calcext:value-type="float">
            <text:p>3.12580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-0.999952" calcext:value-type="float">
            <text:p>-0.999952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-0.999982" calcext:value-type="float">
            <text:p>-0.9999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31836" calcext:value-type="float">
            <text:p>3.13183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-0.999982" calcext:value-type="float">
            <text:p>-0.999982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-0.999993" calcext:value-type="float">
            <text:p>-0.9999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135563" calcext:value-type="float">
            <text:p>3.13556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-0.999993" calcext:value-type="float">
            <text:p>-0.999993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-0.999997" calcext:value-type="float">
            <text:p>-0.9999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37866" calcext:value-type="float">
            <text:p>3.137866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-0.999997" calcext:value-type="float">
            <text:p>-0.999997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-0.999999" calcext:value-type="float">
            <text:p>-0.99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39289" calcext:value-type="float">
            <text:p>3.13928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-0.999999" calcext:value-type="float">
            <text:p>-0.999999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140169" calcext:value-type="float">
            <text:p>3.14016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-1" calcext:value-type="float">
            <text:p>-1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40713" calcext:value-type="float">
            <text:p>3.14071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-1" calcext:value-type="float">
            <text:p>-1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41049" calcext:value-type="float">
            <text:p>3.141049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-1" calcext:value-type="float">
            <text:p>-1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41257" calcext:value-type="float">
            <text:p>3.141257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-1" calcext:value-type="float">
            <text:p>-1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141385" calcext:value-type="float">
            <text:p>3.141385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-1" calcext:value-type="float">
            <text:p>-1</text:p>
          </table:table-cell>
          <table:table-cell office:value-type="float" office:value="3.141513" calcext:value-type="float">
            <text:p>3.1415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41464" calcext:value-type="float">
            <text:p>3.141464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3.141513" calcext:value-type="float">
            <text:p>3.141513</text:p>
          </table:table-cell>
          <table:table-cell office:value-type="float" office:value="3.141593" calcext:value-type="float">
            <text:p>3.141593</text:p>
          </table:table-cell>
          <table:table-cell office:value-type="float" office:value="1.618034" calcext:value-type="float">
            <text:p>1.618034</text:p>
          </table:table-cell>
          <table:table-cell office:value-type="float" office:value="3.141513" calcext:value-type="float">
            <text:p>3.141513</text:p>
          </table:table-cell>
          <table:table-cell office:value-type="float" office:value="-1" calcext:value-type="float">
            <text:p>-1</text:p>
          </table:table-cell>
          <table:table-cell office:value-type="float" office:value="3.141544" calcext:value-type="float">
            <text:p>3.141544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Сравнение методов" table:style-name="ta1">
        <table:shapes>
          <draw:frame draw:z-index="0" draw:style-name="gr1" draw:text-style-name="P1" svg:width="453.4pt" svg:height="255.23pt" svg:x="4.68pt" svg:y="111.43pt">
            <draw:object draw:notify-on-update-of-ranges="'Сравнение методов'.B2:'Сравнение методов'.B2 'Сравнение методов'.B3:'Сравнение методов'.B8 'Сравнение методов'.C2:'Сравнение методов'.C2 'Сравнение методов'.C3:'Сравнение методов'.C8 'Сравнение методов'.D2:'Сравнение методов'.D2 'Сравнение методов'.D3:'Сравнение методов'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Дихотомия</text:p>
          </table:table-cell>
          <table:table-cell office:value-type="string" calcext:value-type="string">
            <text:p>Золотое сечение</text:p>
          </table:table-cell>
          <table:table-cell office:value-type="string" calcext:value-type="string">
            <text:p>Фибоначи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07:50:51.538092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7:54:55.008875682</meta:creation-date>
    <meta:editing-duration>PT4M11S</meta:editing-duration>
    <meta:editing-cycles>2</meta:editing-cycles>
    <meta:generator>LibreOffice/6.0.3.2$Linux_X86_64 LibreOffice_project/00m0$Build-2</meta:generator>
    <dc:date>2018-09-26T07:55:01.214775270</dc:date>
    <meta:document-statistic meta:table-count="4" meta:cell-count="9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1.927cm" svg:y="3.823cm" style:legend-expansion="high" chart:style-name="ch2"/>
        <chart:plot-area chart:style-name="ch3" table:cell-range-address="'Сравнение методов'.B2:'Сравнение методов'.D8" chart:data-source-has-labels="row" svg:x="0.319cm" svg:y="0.18cm" svg:width="11.289cm" svg:height="8.645cm">
          <chartooo:coordinate-region svg:x="0.94cm" svg:y="0.341cm" svg:width="10.575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Сравнение методов'.B3:'Сравнение методов'.B8" chart:label-cell-address="'Сравнение методов'.B2:'Сравнение методов'.B2" chart:class="chart:line">
            <chart:data-point chart:repeated="6"/>
          </chart:series>
          <chart:series chart:style-name="ch7" chart:values-cell-range-address="'Сравнение методов'.C3:'Сравнение методов'.C8" chart:label-cell-address="'Сравнение методов'.C2:'Сравнение методов'.C2" chart:class="chart:line">
            <chart:data-point chart:repeated="6"/>
          </chart:series>
          <chart:series chart:style-name="ch8" chart:values-cell-range-address="'Сравнение методов'.D3:'Сравнение методов'.D8" chart:label-cell-address="'Сравнение методов'.D2:'Сравнение методов'.D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ихотомия</text:p>
                <draw:g>
                  <svg:desc>'Сравнение методов'.B2:'Сравнение методов'.B2</svg:desc>
                </draw:g>
              </table:table-cell>
              <table:table-cell office:value-type="string">
                <text:p>Золотое сечение</text:p>
                <draw:g>
                  <svg:desc>'Сравнение методов'.C2:'Сравнение методов'.C2</svg:desc>
                </draw:g>
              </table:table-cell>
              <table:table-cell office:value-type="string">
                <text:p>Фибоначи</text:p>
                <draw:g>
                  <svg:desc>'Сравнение методов'.D2:'Сравнение методов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Сравнение методов'.B3:'Сравнение методов'.B8</svg:desc>
                </draw:g>
              </table:table-cell>
              <table:table-cell office:value-type="float" office:value="3">
                <text:p>3</text:p>
                <draw:g>
                  <svg:desc>'Сравнение методов'.C3:'Сравнение методов'.C8</svg:desc>
                </draw:g>
              </table:table-cell>
              <table:table-cell office:value-type="float" office:value="5">
                <text:p>5</text:p>
                <draw:g>
                  <svg:desc>'Сравнение методов'.D3:'Сравнение методов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